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ValidationRule.validate( Object value , ExpressionContext expression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sertValidationRule.AssertValidationRule( Expression test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ValidationRule.supportsType( Class clazz , boolean arra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